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251d" officeooo:paragraph-rsid="000bdacd"/>
    </style:style>
    <style:style style:name="P2" style:family="paragraph" style:parent-style-name="Preformatted_20_Text">
      <style:text-properties officeooo:rsid="000d792f" officeooo:paragraph-rsid="000d792f"/>
    </style:style>
    <style:style style:name="P3" style:family="paragraph" style:parent-style-name="Preformatted_20_Text">
      <style:text-properties officeooo:rsid="00111271" officeooo:paragraph-rsid="0012efc1"/>
    </style:style>
    <style:style style:name="P4" style:family="paragraph" style:parent-style-name="Preformatted_20_Text">
      <style:text-properties officeooo:paragraph-rsid="00111271"/>
    </style:style>
    <style:style style:name="P5" style:family="paragraph" style:parent-style-name="Preformatted_20_Text">
      <style:text-properties officeooo:rsid="0012efc1" officeooo:paragraph-rsid="0012efc1"/>
    </style:style>
    <style:style style:name="P6" style:family="paragraph" style:parent-style-name="Preformatted_20_Text" style:list-style-name="L1">
      <style:text-properties officeooo:rsid="000d792f" officeooo:paragraph-rsid="000d792f"/>
    </style:style>
    <style:style style:name="P7" style:family="paragraph" style:parent-style-name="Preformatted_20_Text" style:list-style-name="L1">
      <style:text-properties officeooo:rsid="000f609d" officeooo:paragraph-rsid="000f609d"/>
    </style:style>
    <style:style style:name="P8" style:family="paragraph" style:parent-style-name="Preformatted_20_Text" style:list-style-name="L1">
      <style:text-properties officeooo:rsid="00111271" officeooo:paragraph-rsid="00111271"/>
    </style:style>
    <style:style style:name="P9" style:family="paragraph" style:parent-style-name="Preformatted_20_Text">
      <style:text-properties officeooo:rsid="00111271" officeooo:paragraph-rsid="00111271"/>
    </style:style>
    <style:style style:name="P10" style:family="paragraph" style:parent-style-name="Preformatted_20_Text" style:list-style-name="L2">
      <style:text-properties officeooo:rsid="00111271" officeooo:paragraph-rsid="00111271"/>
    </style:style>
    <style:style style:name="P11" style:family="paragraph" style:parent-style-name="Preformatted_20_Text" style:list-style-name="L2">
      <style:text-properties officeooo:paragraph-rsid="00111271"/>
    </style:style>
    <style:style style:name="P12" style:family="paragraph" style:parent-style-name="Preformatted_20_Text" style:list-style-name="L3">
      <style:text-properties officeooo:rsid="0012efc1" officeooo:paragraph-rsid="0012efc1"/>
    </style:style>
    <style:style style:name="P13" style:family="paragraph" style:parent-style-name="Preformatted_20_Text">
      <style:text-properties officeooo:rsid="0015b71a" officeooo:paragraph-rsid="0015b71a"/>
    </style:style>
    <style:style style:name="T1" style:family="text">
      <style:text-properties officeooo:rsid="000afb46"/>
    </style:style>
    <style:style style:name="T2" style:family="text">
      <style:text-properties officeooo:rsid="000bdacd"/>
    </style:style>
    <style:style style:name="T3" style:family="text">
      <style:text-properties officeooo:rsid="000f609d"/>
    </style:style>
    <style:style style:name="T4" style:family="text">
      <style:text-properties officeooo:rsid="001112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- </text:span>El parametro placeh<text:span text:style-name="T2">o</text:span>lder se espesifica como una descriion corta en el imput, com oser un campo <text:span text:style-name="T2">codigo</text:span>, donde atravez del place holder indique “<text:span text:style-name="T2">debe ingresar su numero de matricula</text:span>”:</text:p>
      <text:p text:style-name="P1"/>
      <text:p text:style-name="P2">2.-es una tecnlogia que proporciona una comunicación bidireccional entre un cliente y un servidor web. Atravez del protocole tCP. En el lado del cliente web socket ya trabaja con firefox 8 google chrome 8,safari 5 y internet explore 10.</text:p>
      <text:p text:style-name="P2"/>
      <text:p text:style-name="P2">3.- componentes de bootstrap:</text:p>
      <text:list xml:id="list5451198449072799987" text:style-name="L1">
        <text:list-item>
          <text:p text:style-name="P6">Available glyphs.- <text:span text:style-name="T3">incluye 260 iconos en formato Glyphicons. Para diferentes exprecioens, como menu, home, download, cloud, play, etc.</text:span></text:p>
        </text:list-item>
        <text:list-item>
          <text:p text:style-name="P7">Dropdowns.- se utiliza para desplegar un menu, listas o links</text:p>
        </text:list-item>
        <text:list-item>
          <text:p text:style-name="P7">Button groups.- agrupa una seride botones en una linea, opcionalemente se puede añadir botones de tipo checkbox o radiobuttons.</text:p>
        </text:list-item>
        <text:list-item>
          <text:p text:style-name="P7">Input groups.- extiende desde un control de un formulario añadiendo texto o botones antes o despues,</text:p>
        </text:list-item>
        <text:list-item>
          <text:p text:style-name="P7">navs.- <text:span text:style-name="T4">los navs en bootstrat tine un marcado compartido empezando con la base .nav, proseguido de un estilo en particualar como de tipo:</text:span></text:p>
          <text:list>
            <text:list-item>
              <text:p text:style-name="P8">tabs. </text:p>
            </text:list-item>
            <text:list-item>
              <text:p text:style-name="P8">pills.</text:p>
            </text:list-item>
            <text:list-item>
              <text:p text:style-name="P8">justified.</text:p>
            </text:list-item>
            <text:list-item>
              <text:p text:style-name="P8">using dropdawns.</text:p>
            </text:list-item>
          </text:list>
        </text:list-item>
      </text:list>
      <text:p text:style-name="P5"><text:a xlink:type="simple" xlink:href="http://getbootstrap.com/components/">http://getbootstrap.com/components/</text:a></text:p>
      <text:p text:style-name="P5"/>
      <text:p text:style-name="P9">4.- <text:s/>calses css de bootstrap:</text:p>
      <text:list xml:id="list365957194046340336" text:style-name="L2">
        <text:list-item>
          <text:p text:style-name="P11">.<text:span text:style-name="T4">navbar</text:span></text:p>
        </text:list-item>
        <text:list-item>
          <text:p text:style-name="P10">.label</text:p>
        </text:list-item>
        <text:list-item>
          <text:p text:style-name="P10">.table</text:p>
        </text:list-item>
        <text:list-item>
          <text:p text:style-name="P10">.glyphicon</text:p>
        </text:list-item>
        <text:list-item>
          <text:p text:style-name="P10">.form-control</text:p>
        </text:list-item>
      </text:list>
      <text:p text:style-name="P5"><text:a xlink:type="simple" xlink:href="http://getbootstrap.com/components/">http://getbootstrap.com/components/</text:a></text:p>
      <text:p text:style-name="P3"/>
      <text:p text:style-name="P5">5.- funcione juery:</text:p>
      <text:list xml:id="list7613395476980549909" text:style-name="L3">
        <text:list-item>
          <text:p text:style-name="P12">addClass()</text:p>
        </text:list-item>
        <text:list-item>
          <text:p text:style-name="P12">alert();</text:p>
        </text:list-item>
        <text:list-item>
          <text:p text:style-name="P12">ajax();</text:p>
        </text:list-item>
        <text:list-item>
          <text:p text:style-name="P12">append();</text:p>
        </text:list-item>
        <text:list-item>
          <text:p text:style-name="P12">css();</text:p>
        </text:list-item>
      </text:list>
      <text:p text:style-name="P5"><text:a xlink:type="simple" xlink:href="http://www.jose-aguilar.com/blog/funciones-utiles-para-utilizar-en-jquery/">http://www.jose-aguilar.com/blog/funciones-utiles-para-utilizar-en-jquery/</text:a></text:p>
      <text:p text:style-name="P5"/>
      <text:p text:style-name="P5"/>
      <text:p text:style-name="P13">6.-listo(en directorios fuente)</text:p>
      <text:p text:style-name="P13">7.-listo(en directorios fuente)</text:p>
      <text:p text:style-name="P4"><text:tab/></text:p>
      <text:p text:style-name="P13">8.-devielve lasiguente serie:</text:p>
      <text:p text:style-name="P13"><text:tab/>1</text:p>
      <text:p text:style-name="P13"><text:tab/>2</text:p>
      <text:p text:style-name="P13"><text:tab/>3</text:p>
      <text:p text:style-name="P13"><text:tab/>5</text:p>
      <text:p text:style-name="P13"><text:tab/>8</text:p>
      <text:p text:style-name="P13"><text:tab/>13</text:p>
      <text:p text:style-name="P13"><text:tab/>21</text:p>
      <text:p text:style-name="P13"><text:tab/>34</text:p>
      <text:p text:style-name="P13"><text:tab/>55</text:p>
      <text:p text:style-name="P13"><text:tab/>89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7T07:28:24.486005542</dc:date>
    <meta:generator>LibreOffice/4.2.4.2$Linux_X86_64 LibreOffice_project/420m0$Build-2</meta:generator>
    <meta:editing-duration>PT1H35M9S</meta:editing-duration>
    <meta:editing-cycles>5</meta:editing-cycles>
    <meta:document-statistic meta:table-count="0" meta:image-count="0" meta:object-count="0" meta:page-count="1" meta:paragraph-count="42" meta:word-count="223" meta:character-count="1457" meta:non-whitespace-character-count="1279"/>
  </office:meta>
</office:document-meta>
</file>